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0.743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map style:condition="cell-content()&gt;AVERAGE([$Feuille1.$B$5];[$Feuille1.$G$5];[$Feuille1.$L$5];[$Feuille1.$Q$5])" style:apply-style-name="Vertmax" style:base-cell-address="Feuille1.B5"/>
    </style:style>
    <style:style style:name="ce6" style:family="table-cell" style:parent-style-name="Default">
      <style:map style:condition="cell-content()&gt;AVERAGE([$Feuille1.$B$6];[$Feuille1.$G$6];[$Feuille1.$L$6];[$Feuille1.$Q$6])" style:apply-style-name="Vertmax" style:base-cell-address="Feuille1.B6"/>
    </style:style>
    <style:style style:name="ce7" style:family="table-cell" style:parent-style-name="Default">
      <style:map style:condition="cell-content()&gt;AVERAGE([$Feuille1.$B$7];[$Feuille1.$G$7];[$Feuille1.$L$7];[$Feuille1.$Q$7])" style:apply-style-name="Vertmax" style:base-cell-address="Feuille1.B7"/>
    </style:style>
    <style:style style:name="ce8" style:family="table-cell" style:parent-style-name="Default">
      <style:map style:condition="cell-content()&gt;AVERAGE([$Feuille1.$B$8];[$Feuille1.$G$8];[$Feuille1.$L$8];[$Feuille1.$Q$8])" style:apply-style-name="Vertmax" style:base-cell-address="Feuille1.B8"/>
    </style:style>
    <style:style style:name="ce9" style:family="table-cell" style:parent-style-name="Default">
      <style:map style:condition="cell-content()&gt;AVERAGE([$Feuille1.$B$9];[$Feuille1.$G$9];[$Feuille1.$L$9];[$Feuille1.$Q$9])" style:apply-style-name="Vertmax" style:base-cell-address="Feuille1.B9"/>
    </style:style>
    <style:style style:name="ce10" style:family="table-cell" style:parent-style-name="Default">
      <style:map style:condition="cell-content()&gt;AVERAGE([$Feuille1.$B$10];[$Feuille1.$G$10];[$Feuille1.$L$10];[$Feuille1.$Q$10])" style:apply-style-name="Vertmax" style:base-cell-address="Feuille1.B10"/>
    </style:style>
    <style:style style:name="ce11" style:family="table-cell" style:parent-style-name="Default">
      <style:map style:condition="cell-content()&gt;AVERAGE([$Feuille1.$B$11];[$Feuille1.$G$11];[$Feuille1.$L$11];[$Feuille1.$Q$11])" style:apply-style-name="Vertmax" style:base-cell-address="Feuille1.B11"/>
    </style:style>
    <style:style style:name="ce12" style:family="table-cell" style:parent-style-name="Default">
      <style:map style:condition="cell-content()&gt;AVERAGE([$Feuille1.$B$12];[$Feuille1.$G$12];[$Feuille1.$L$12];[$Feuille1.$Q$12])" style:apply-style-name="Vertmax" style:base-cell-address="Feuille1.B12"/>
    </style:style>
    <style:style style:name="ce13" style:family="table-cell" style:parent-style-name="Default">
      <style:map style:condition="cell-content()&gt;AVERAGE([$Feuille1.$B$13];[$Feuille1.$G$13];[$Feuille1.$L$13];[$Feuille1.$Q$13])" style:apply-style-name="Vertmax" style:base-cell-address="Feuille1.B13"/>
    </style:style>
    <style:style style:name="ce14" style:family="table-cell" style:parent-style-name="Default">
      <style:map style:condition="cell-content()&gt;AVERAGE([$Feuille1.$B$14];[$Feuille1.$G$14];[$Feuille1.$L$14];[$Feuille1.$Q$14])" style:apply-style-name="Vertmax" style:base-cell-address="Feuille1.B14"/>
    </style:style>
    <style:style style:name="ce15" style:family="table-cell" style:parent-style-name="Default">
      <style:map style:condition="cell-content()&gt;AVERAGE([$Feuille1.$B$15];[$Feuille1.$G$15];[$Feuille1.$L$15];[$Feuille1.$Q$15])" style:apply-style-name="Vertmax" style:base-cell-address="Feuille1.B15"/>
    </style:style>
    <style:style style:name="ce16" style:family="table-cell" style:parent-style-name="Default">
      <style:map style:condition="cell-content()&gt;AVERAGE([$Feuille1.$B$16];[$Feuille1.$G$16];[$Feuille1.$L$16];[$Feuille1.$Q$16])" style:apply-style-name="Vertmax" style:base-cell-address="Feuille1.B16"/>
    </style:style>
    <style:style style:name="ce17" style:family="table-cell" style:parent-style-name="Default">
      <style:map style:condition="cell-content()&gt;AVERAGE([$Feuille1.$B$17];[$Feuille1.$G$17];[$Feuille1.$L$17];[$Feuille1.$Q$17])" style:apply-style-name="Vertmax" style:base-cell-address="Feuille1.B17"/>
    </style:style>
    <style:style style:name="ce18" style:family="table-cell" style:parent-style-name="Default">
      <style:map style:condition="cell-content()&gt;AVERAGE([$Feuille1.$B$18];[$Feuille1.$G$18];[$Feuille1.$L$18];[$Feuille1.$Q$18])" style:apply-style-name="Vertmax" style:base-cell-address="Feuille1.B18"/>
    </style:style>
    <style:style style:name="ce19" style:family="table-cell" style:parent-style-name="Default">
      <style:map style:condition="cell-content()=AVERAGE([$Feuille1.$B$19];[$Feuille1.$G$19];[$Feuille1.$L$19];[$Feuille1.$Q$19])" style:apply-style-name="Vertmax" style:base-cell-address="Feuille1.B19"/>
    </style:style>
    <style:style style:name="ce20" style:family="table-cell" style:parent-style-name="Default">
      <style:map style:condition="cell-content()&gt;AVERAGE([$Feuille1.$B$20];[$Feuille1.$G$20];[$Feuille1.$L$20];[$Feuille1.$Q$20])" style:apply-style-name="Vertmax" style:base-cell-address="Feuille1.B20"/>
    </style:style>
    <style:style style:name="ce21" style:family="table-cell" style:parent-style-name="Default">
      <style:map style:condition="cell-content()&gt;AVERAGE([$Feuille1.$B$21];[$Feuille1.$G$21];[$Feuille1.$L$21];[$Feuille1.$Q$21])" style:apply-style-name="Vertmax" style:base-cell-address="Feuille1.B21"/>
    </style:style>
    <style:style style:name="ce22" style:family="table-cell" style:parent-style-name="Default">
      <style:map style:condition="cell-content()&gt;AVERAGE([$Feuille1.$B$22];[$Feuille1.$G$22];[$Feuille1.$L$22];[$Feuille1.$Q$22])" style:apply-style-name="Vertmax" style:base-cell-address="Feuille1.B22"/>
    </style:style>
    <style:style style:name="ce23" style:family="table-cell" style:parent-style-name="Default">
      <style:map style:condition="cell-content()&gt;AVERAGE([$Feuille1.$B$23];[$Feuille1.$G$23];[$Feuille1.$L$23];[$Feuille1.$Q$23])" style:apply-style-name="Vertmax" style:base-cell-address="Feuille1.B23"/>
    </style:style>
    <style:style style:name="ce24" style:family="table-cell" style:parent-style-name="Default">
      <style:map style:condition="cell-content()&gt;=AVERAGE([$Feuille1.$B$24];[$Feuille1.$G$24];[$Feuille1.$L$24];[$Feuille1.$Q$24])" style:apply-style-name="Vertmax" style:base-cell-address="Feuille1.B24"/>
    </style:style>
    <style:style style:name="ce2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map style:condition="cell-content()=MAX([$Feuille1.$B$5];[$Feuille1.$G$5];[$Feuille1.$L$5];[$Feuille1.$Q$5])" style:apply-style-name="Vertmax" style:base-cell-address="Feuille1.G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number-columns-repeated="1004" table:default-cell-style-name="Default"/>
        <table:table-row table:style-name="ro1">
          <table:table-cell table:style-name="ce2"/>
          <table:table-cell table:style-name="ce3" office:value-type="string" calcext:value-type="string" table:number-columns-spanned="4" table:number-rows-spanned="1">
            <text:p>animal_faces_80x80px_carre_False_ct_False.pkl</text:p>
          </table:table-cell>
          <table:covered-table-cell table:number-columns-repeated="3" table:style-name="ce25"/>
          <table:table-cell table:style-name="ce25"/>
          <table:table-cell table:style-name="ce3" office:value-type="string" calcext:value-type="string" table:number-columns-spanned="4" table:number-rows-spanned="1">
            <text:p>animal_faces_80x80px_carre_True_ct_False.pkl</text:p>
          </table:table-cell>
          <table:covered-table-cell table:number-columns-repeated="3" table:style-name="ce25"/>
          <table:table-cell table:style-name="ce25"/>
          <table:table-cell table:style-name="ce3" office:value-type="string" calcext:value-type="string" table:number-columns-spanned="4" table:number-rows-spanned="1">
            <text:p>animal_faces_80x80px_carre_False_ct_True.pkl</text:p>
          </table:table-cell>
          <table:covered-table-cell table:number-columns-repeated="3" table:style-name="ce25"/>
          <table:table-cell table:style-name="ce25"/>
          <table:table-cell table:style-name="ce3" office:value-type="string" calcext:value-type="string" table:number-columns-spanned="4" table:number-rows-spanned="1">
            <text:p>animal_faces_80x80px_carre_True_ct_True.pkl</text:p>
          </table:table-cell>
          <table:covered-table-cell table:number-columns-repeated="3" table:style-name="ce25"/>
          <table:table-cell table:style-name="ce25" table:number-columns-repeated="997"/>
          <table:table-cell table:style-name="ce2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7.14884696016772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7.77777777777777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7.35849056603773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7.7777777777777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ear</text:p>
          </table:table-cell>
          <table:table-cell table:style-name="ce5" office:value-type="float" office:value="0.44" calcext:value-type="float">
            <text:p>0,44</text:p>
          </table:table-cell>
          <table:table-cell office:value-type="float" office:value="0.73" calcext:value-type="float">
            <text:p>0,73</text:p>
          </table:table-cell>
          <table:table-cell office:value-type="float" office:value="0.55" calcext:value-type="float">
            <text:p>0,5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6" office:value-type="float" office:value="0.54" calcext:value-type="float">
            <text:p>0,54</text:p>
          </table:table-cell>
          <table:table-cell office:value-type="float" office:value="0.64" calcext:value-type="float">
            <text:p>0,64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6" office:value-type="float" office:value="0.5" calcext:value-type="float">
            <text:p>0,5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6"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0.52" calcext:value-type="float">
            <text:p>0,5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at</text:p>
          </table:table-cell>
          <table:table-cell table:style-name="ce6" office:value-type="float" office:value="0.71" calcext:value-type="float">
            <text:p>0,71</text:p>
          </table:table-cell>
          <table:table-cell office:value-type="float" office:value="0.83" calcext:value-type="float">
            <text:p>0,83</text:p>
          </table:table-cell>
          <table:table-cell office:value-type="float" office:value="0.77" calcext:value-type="float">
            <text:p>0,77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 office:value-type="float" office:value="0.7" calcext:value-type="float">
            <text:p>0,7</text:p>
          </table:table-cell>
          <table:table-cell office:value-type="float" office:value="0.87" calcext:value-type="float">
            <text:p>0,87</text:p>
          </table:table-cell>
          <table:table-cell office:value-type="float" office:value="0.78" calcext:value-type="float">
            <text:p>0,7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 office:value-type="float" office:value="0.65" calcext:value-type="float">
            <text:p>0,65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 office:value-type="float" office:value="0.7" calcext:value-type="float">
            <text:p>0,7</text:p>
          </table:table-cell>
          <table:table-cell office:value-type="float" office:value="0.87" calcext:value-type="float">
            <text:p>0,87</text:p>
          </table:table-cell>
          <table:table-cell office:value-type="float" office:value="0.78" calcext:value-type="float">
            <text:p>0,78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hicken</text:p>
          </table:table-cell>
          <table:table-cell table:style-name="ce7"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7"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7"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7"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w</text:p>
          </table:table-cell>
          <table:table-cell table:style-name="ce8" office:value-type="float" office:value="0.81" calcext:value-type="float">
            <text:p>0,81</text:p>
          </table:table-cell>
          <table:table-cell office:value-type="float" office:value="0.62" calcext:value-type="float">
            <text:p>0,62</text:p>
          </table:table-cell>
          <table:table-cell office:value-type="float" office:value="0.7" calcext:value-type="float">
            <text:p>0,7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8" office:value-type="float" office:value="0.79" calcext:value-type="float">
            <text:p>0,79</text:p>
          </table:table-cell>
          <table:table-cell office:value-type="float" office:value="0.52" calcext:value-type="float">
            <text:p>0,52</text:p>
          </table:table-cell>
          <table:table-cell office:value-type="float" office:value="0.63" calcext:value-type="float">
            <text:p>0,63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8" office:value-type="float" office:value="0.76" calcext:value-type="float">
            <text:p>0,76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8"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ee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9"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9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og</text:p>
          </table:table-cell>
          <table:table-cell table:style-name="ce10" office:value-type="float" office:value="0.67" calcext:value-type="float">
            <text:p>0,67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10" office:value-type="float" office:value="0.71" calcext:value-type="float">
            <text:p>0,71</text:p>
          </table:table-cell>
          <table:table-cell office:value-type="float" office:value="0.82" calcext:value-type="float">
            <text:p>0,82</text:p>
          </table:table-cell>
          <table:table-cell office:value-type="float" office:value="0.76" calcext:value-type="float">
            <text:p>0,76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10" office:value-type="float" office:value="0.68" calcext:value-type="float">
            <text:p>0,68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10" office:value-type="float" office:value="0.74" calcext:value-type="float">
            <text:p>0,74</text:p>
          </table:table-cell>
          <table:table-cell office:value-type="float" office:value="0.86" calcext:value-type="float">
            <text:p>0,86</text:p>
          </table:table-cell>
          <table:table-cell office:value-type="float" office:value="0.79" calcext:value-type="float">
            <text:p>0,79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uck</text:p>
          </table:table-cell>
          <table:table-cell table:style-name="ce11" office:value-type="float" office:value="0.86" calcext:value-type="float">
            <text:p>0,86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81" calcext:value-type="float">
            <text:p>0,8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" office:value-type="float" office:value="0.86" calcext:value-type="float">
            <text:p>0,86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6" calcext:value-type="float">
            <text:p>0,86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agle</text:p>
          </table:table-cell>
          <table:table-cell table:style-name="ce12" office:value-type="float" office:value="0.86" calcext:value-type="float">
            <text:p>0,86</text:p>
          </table:table-cell>
          <table:table-cell office:value-type="float" office:value="0.5" calcext:value-type="float">
            <text:p>0,5</text:p>
          </table:table-cell>
          <table:table-cell office:value-type="float" office:value="0.63" calcext:value-type="float">
            <text:p>0,6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2" office:value-type="float" office:value="0.94" calcext:value-type="float">
            <text:p>0,94</text:p>
          </table:table-cell>
          <table:table-cell office:value-type="float" office:value="0.67" calcext:value-type="float">
            <text:p>0,67</text:p>
          </table:table-cell>
          <table:table-cell office:value-type="float" office:value="0.78" calcext:value-type="float">
            <text:p>0,7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2" office:value-type="float" office:value="0.86" calcext:value-type="float">
            <text:p>0,86</text:p>
          </table:table-cell>
          <table:table-cell office:value-type="float" office:value="0.5" calcext:value-type="float">
            <text:p>0,5</text:p>
          </table:table-cell>
          <table:table-cell office:value-type="float" office:value="0.63" calcext:value-type="float">
            <text:p>0,6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2" office:value-type="float" office:value="0.83" calcext:value-type="float">
            <text:p>0,83</text:p>
          </table:table-cell>
          <table:table-cell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lephant</text:p>
          </table:table-cell>
          <table:table-cell table:style-name="ce13" office:value-type="float" office:value="0.73" calcext:value-type="float">
            <text:p>0,73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67" calcext:value-type="float">
            <text:p>0,67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float" office:value="0.69" calcext:value-type="float">
            <text:p>0,69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float" office:value="0.65" calcext:value-type="float">
            <text:p>0,65</text:p>
          </table:table-cell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uman</text:p>
          </table:table-cell>
          <table:table-cell table:style-name="ce14" office:value-type="float" office:value="0.96" calcext:value-type="float">
            <text:p>0,96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4"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4" office:value-type="float" office:value="0.96" calcext:value-type="float">
            <text:p>0,96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4"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on</text:p>
          </table:table-cell>
          <table:table-cell table:style-name="ce15" office:value-type="float" office:value="0.66" calcext:value-type="float">
            <text:p>0,66</text:p>
          </table:table-cell>
          <table:table-cell office:value-type="float" office:value="0.76" calcext:value-type="float">
            <text:p>0,76</text:p>
          </table:table-cell>
          <table:table-cell office:value-type="float" office:value="0.7" calcext:value-type="float">
            <text:p>0,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5"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5"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5"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nkey</text:p>
          </table:table-cell>
          <table:table-cell table:style-name="ce16" office:value-type="float" office:value="0.85" calcext:value-type="float">
            <text:p>0,85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 office:value-type="float" office:value="0.77" calcext:value-type="float">
            <text:p>0,77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use</text:p>
          </table:table-cell>
          <table:table-cell table:style-name="ce17"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63" calcext:value-type="float">
            <text:p>0,6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.75" calcext:value-type="float">
            <text:p>0,75</text:p>
          </table:table-cell>
          <table:table-cell office:value-type="float" office:value="0.92" calcext:value-type="float">
            <text:p>0,92</text:p>
          </table:table-cell>
          <table:table-cell office:value-type="float" office:value="0.83" calcext:value-type="float">
            <text:p>0,8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.48" calcext:value-type="float">
            <text:p>0,48</text:p>
          </table:table-cell>
          <table:table-cell office:value-type="float" office:value="0.92" calcext:value-type="float">
            <text:p>0,92</text:p>
          </table:table-cell>
          <table:table-cell office:value-type="float" office:value="0.63" calcext:value-type="float">
            <text:p>0,63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anda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8"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ig</text:p>
          </table:table-cell>
          <table:table-cell table:style-name="ce19" office:value-type="float" office:value="0.56" calcext:value-type="float">
            <text:p>0,56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9" office:value-type="float" office:value="0.56" calcext:value-type="float">
            <text:p>0,56</text:p>
          </table:table-cell>
          <table:table-cell office:value-type="float" office:value="0.47" calcext:value-type="float">
            <text:p>0,47</text:p>
          </table:table-cell>
          <table:table-cell office:value-type="float" office:value="0.51" calcext:value-type="float">
            <text:p>0,5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9" office:value-type="float" office:value="0.57" calcext:value-type="float">
            <text:p>0,57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9" office:value-type="float" office:value="0.5" calcext:value-type="float">
            <text:p>0,5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igeon</text:p>
          </table:table-cell>
          <table:table-cell table:style-name="ce20"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0"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0"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0" office:value-type="float" office:value="0.85" calcext:value-type="float">
            <text:p>0,85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abbit</text:p>
          </table:table-cell>
          <table:table-cell table:style-name="ce21" office:value-type="float" office:value="0.93" calcext:value-type="float">
            <text:p>0,93</text:p>
          </table:table-cell>
          <table:table-cell office:value-type="float" office:value="0.57" calcext:value-type="float">
            <text:p>0,57</text:p>
          </table:table-cell>
          <table:table-cell office:value-type="float" office:value="0.7" calcext:value-type="float">
            <text:p>0,7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1" office:value-type="float" office:value="0.88" calcext:value-type="float">
            <text:p>0,88</text:p>
          </table:table-cell>
          <table:table-cell office:value-type="float" office:value="0.61" calcext:value-type="float">
            <text:p>0,61</text:p>
          </table:table-cell>
          <table:table-cell office:value-type="float" office:value="0.72" calcext:value-type="float">
            <text:p>0,7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1" office:value-type="float" office:value="0.93" calcext:value-type="float">
            <text:p>0,93</text:p>
          </table:table-cell>
          <table:table-cell office:value-type="float" office:value="0.57" calcext:value-type="float">
            <text:p>0,57</text:p>
          </table:table-cell>
          <table:table-cell office:value-type="float" office:value="0.7" calcext:value-type="float">
            <text:p>0,7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1" office:value-type="float" office:value="0.88" calcext:value-type="float">
            <text:p>0,88</text:p>
          </table:table-cell>
          <table:table-cell office:value-type="float" office:value="0.61" calcext:value-type="float">
            <text:p>0,61</text:p>
          </table:table-cell>
          <table:table-cell office:value-type="float" office:value="0.72" calcext:value-type="float">
            <text:p>0,72</text:p>
          </table:table-cell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heep</text:p>
          </table:table-cell>
          <table:table-cell table:style-name="ce22"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2"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2" office:value-type="float" office:value="0.67" calcext:value-type="float">
            <text:p>0,67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2" office:value-type="float" office:value="0.67" calcext:value-type="float">
            <text:p>0,67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iger</text:p>
          </table:table-cell>
          <table:table-cell table:style-name="ce23"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office:value-type="float" office:value="0.91" calcext:value-type="float">
            <text:p>0,91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olf</text:p>
          </table:table-cell>
          <table:table-cell table:style-name="ce24" office:value-type="float" office:value="0.94" calcext:value-type="float">
            <text:p>0,94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4" office:value-type="float" office:value="0.94" calcext:value-type="float">
            <text:p>0,94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4" office:value-type="float" office:value="0.94" calcext:value-type="float">
            <text:p>0,94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4" office:value-type="float" office:value="0.94" calcext:value-type="float">
            <text:p>0,94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ccuracy</text:p>
          </table:table-cell>
          <table:table-cell office:value-type="float" office:value="0.77" calcext:value-type="float">
            <text:p>0,77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0.78" calcext:value-type="float">
            <text:p>0,78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0.77" calcext:value-type="float">
            <text:p>0,77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0.78" calcext:value-type="float">
            <text:p>0,78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acro avg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78" calcext:value-type="float">
            <text:p>0,78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477" calcext:value-type="float">
            <text:p>47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eighted avg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477" calcext:value-type="float">
            <text:p>477</text:p>
          </table:table-cell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 table:number-columns-spanned="4" table:number-rows-spanned="1">
            <text:p>animal_faces_120x120px_carre_False_ct_False.pkl</text:p>
          </table:table-cell>
          <table:covered-table-cell table:number-columns-repeated="3" table:style-name="ce25"/>
          <table:table-cell table:style-name="ce25"/>
          <table:table-cell table:style-name="ce3" office:value-type="string" calcext:value-type="string" table:number-columns-spanned="4" table:number-rows-spanned="1">
            <text:p>animal_faces_120x120px_carre_True_ct_False.pkl</text:p>
          </table:table-cell>
          <table:covered-table-cell table:number-columns-repeated="3" table:style-name="ce25"/>
          <table:table-cell table:style-name="ce25"/>
          <table:table-cell table:style-name="ce3" office:value-type="string" calcext:value-type="string" table:number-columns-spanned="4" table:number-rows-spanned="1">
            <text:p>animal_faces_120x120px_carre_False_ct_True.pkl</text:p>
          </table:table-cell>
          <table:covered-table-cell table:number-columns-repeated="3" table:style-name="ce25"/>
          <table:table-cell table:style-name="ce25"/>
          <table:table-cell table:style-name="ce3" office:value-type="string" calcext:value-type="string" table:number-columns-spanned="4" table:number-rows-spanned="1">
            <text:p>animal_faces_120x120px_carre_True_ct_True.pkl</text:p>
          </table:table-cell>
          <table:covered-table-cell table:number-columns-repeated="3" table:style-name="ce25"/>
          <table:table-cell table:style-name="ce25" table:number-columns-repeated="997"/>
          <table:table-cell table:style-name="ce2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8.40670859538784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9.24528301886792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8.82599580712788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Percentage correct :</text:p>
          </table:table-cell>
          <table:covered-table-cell/>
          <table:table-cell office:value-type="string" calcext:value-type="string">
            <text:p>77.35849056603773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ear</text:p>
          </table:table-cell>
          <table:table-cell office:value-type="float" office:value="0.53" calcext:value-type="float">
            <text:p>0,53</text:p>
          </table:table-cell>
          <table:table-cell office:value-type="float" office:value="0.73" calcext:value-type="float">
            <text:p>0,73</text:p>
          </table:table-cell>
          <table:table-cell office:value-type="float" office:value="0.62" calcext:value-type="float">
            <text:p>0,6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0.73" calcext:value-type="float">
            <text:p>0,73</text:p>
          </table:table-cell>
          <table:table-cell office:value-type="float" office:value="0.64" calcext:value-type="float">
            <text:p>0,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0.64" calcext:value-type="float">
            <text:p>0,64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0.55" calcext:value-type="float">
            <text:p>0,5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0.73" calcext:value-type="float">
            <text:p>0,73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77" calcext:value-type="float">
            <text:p>0,77</text:p>
          </table:table-cell>
          <table:table-cell office:value-type="float" office:value="0.73" calcext:value-type="float">
            <text:p>0,7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73" calcext:value-type="float">
            <text:p>0,73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hicken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w</text:p>
          </table:table-cell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79" calcext:value-type="float">
            <text:p>0,79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.67" calcext:value-type="float">
            <text:p>0,67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eer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og</text:p>
          </table:table-cell>
          <table:table-cell office:value-type="float" office:value="0.64" calcext:value-type="float">
            <text:p>0,64</text:p>
          </table:table-cell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.62" calcext:value-type="float">
            <text:p>0,62</text:p>
          </table:table-cell>
          <table:table-cell office:value-type="float" office:value="0.85" calcext:value-type="float">
            <text:p>0,85</text:p>
          </table:table-cell>
          <table:table-cell office:value-type="float" office:value="0.72" calcext:value-type="float">
            <text:p>0,7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.64" calcext:value-type="float">
            <text:p>0,64</text:p>
          </table:table-cell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uck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office:value-type="float" office:value="0.7" calcext:value-type="float">
            <text:p>0,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0.67" calcext:value-type="float">
            <text:p>0,67</text:p>
          </table:table-cell>
          <table:table-cell office:value-type="float" office:value="0.78" calcext:value-type="float">
            <text:p>0,78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lephant</text:p>
          </table:table-cell>
          <table:table-cell office:value-type="float" office:value="0.92" calcext:value-type="float">
            <text:p>0,92</text:p>
          </table:table-cell>
          <table:table-cell office:value-type="float" office:value="0.73" calcext:value-type="float">
            <text:p>0,73</text:p>
          </table:table-cell>
          <table:table-cell office:value-type="float" office:value="0.81" calcext:value-type="float">
            <text:p>0,8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73" calcext:value-type="float">
            <text:p>0,73</text:p>
          </table:table-cell>
          <table:table-cell office:value-type="float" office:value="0.81" calcext:value-type="float">
            <text:p>0,8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73" calcext:value-type="float">
            <text:p>0,73</text:p>
          </table:table-cell>
          <table:table-cell office:value-type="float" office:value="0.81" calcext:value-type="float">
            <text:p>0,8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0.79" calcext:value-type="float">
            <text:p>0,7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uman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on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nkey</text:p>
          </table:table-cell>
          <table:table-cell office:value-type="float" office:value="0.88" calcext:value-type="float">
            <text:p>0,88</text:p>
          </table:table-cell>
          <table:table-cell office:value-type="float" office:value="0.64" calcext:value-type="float">
            <text:p>0,64</text:p>
          </table:table-cell>
          <table:table-cell office:value-type="float" office:value="0.74" calcext:value-type="float">
            <text:p>0,7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0.64" calcext:value-type="float">
            <text:p>0,64</text:p>
          </table:table-cell>
          <table:table-cell office:value-type="float" office:value="0.72" calcext:value-type="float">
            <text:p>0,7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0.64" calcext:value-type="float">
            <text:p>0,64</text:p>
          </table:table-cell>
          <table:table-cell office:value-type="float" office:value="0.74" calcext:value-type="float">
            <text:p>0,7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use</text:p>
          </table:table-cell>
          <table:table-cell office:value-type="float" office:value="0.52" calcext:value-type="float">
            <text:p>0,52</text:p>
          </table:table-cell>
          <table:table-cell office:value-type="float" office:value="0.92" calcext:value-type="float">
            <text:p>0,92</text:p>
          </table:table-cell>
          <table:table-cell office:value-type="float" office:value="0.67" calcext:value-type="float">
            <text:p>0,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anda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office:value-type="float" office:value="0.92" calcext:value-type="float">
            <text:p>0,9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ig</text:p>
          </table:table-cell>
          <table:table-cell office:value-type="float" office:value="0.91" calcext:value-type="float">
            <text:p>0,91</text:p>
          </table:table-cell>
          <table:table-cell office:value-type="float" office:value="0.53" calcext:value-type="float">
            <text:p>0,53</text:p>
          </table:table-cell>
          <table:table-cell office:value-type="float" office:value="0.67" calcext:value-type="float">
            <text:p>0,6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58" calcext:value-type="float">
            <text:p>0,58</text:p>
          </table:table-cell>
          <table:table-cell office:value-type="float" office:value="0.69" calcext:value-type="float">
            <text:p>0,6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58" calcext:value-type="float">
            <text:p>0,58</text:p>
          </table:table-cell>
          <table:table-cell office:value-type="float" office:value="0.71" calcext:value-type="float">
            <text:p>0,7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83" calcext:value-type="float">
            <text:p>0,83</text:p>
          </table:table-cell>
          <table:table-cell office:value-type="float" office:value="0.53" calcext:value-type="float">
            <text:p>0,53</text:p>
          </table:table-cell>
          <table:table-cell office:value-type="float" office:value="0.65" calcext:value-type="float">
            <text:p>0,6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igeon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86" calcext:value-type="float">
            <text:p>0,8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91" calcext:value-type="float">
            <text:p>0,91</text:p>
          </table:table-cell>
          <table:table-cell office:value-type="float" office:value="0.85" calcext:value-type="float">
            <text:p>0,8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86" calcext:value-type="float">
            <text:p>0,86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abbit</text:p>
          </table:table-cell>
          <table:table-cell office:value-type="float" office:value="0.93" calcext:value-type="float">
            <text:p>0,93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,61</text:p>
          </table:table-cell>
          <table:table-cell office:value-type="float" office:value="0.76" calcext:value-type="float">
            <text:p>0,7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0.79" calcext:value-type="float">
            <text:p>0,7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heep</text:p>
          </table:table-cell>
          <table:table-cell office:value-type="float" office:value="0.68" calcext:value-type="float">
            <text:p>0,68</text:p>
          </table:table-cell>
          <table:table-cell office:value-type="float" office:value="0.59" calcext:value-type="float">
            <text:p>0,59</text:p>
          </table:table-cell>
          <table:table-cell office:value-type="float" office:value="0.63" calcext:value-type="float">
            <text:p>0,6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0.59" calcext:value-type="float">
            <text:p>0,59</text:p>
          </table:table-cell>
          <table:table-cell office:value-type="float" office:value="0.63" calcext:value-type="float">
            <text:p>0,6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0.59" calcext:value-type="float">
            <text:p>0,59</text:p>
          </table:table-cell>
          <table:table-cell office:value-type="float" office:value="0.65" calcext:value-type="float">
            <text:p>0,65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iger</text:p>
          </table:table-cell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.91" calcext:value-type="float">
            <text:p>0,91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.86" calcext:value-type="float">
            <text:p>0,86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office:value-type="float" office:value="0.84" calcext:value-type="float">
            <text:p>0,84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ccuracy</text:p>
          </table:table-cell>
          <table:table-cell office:value-type="float" office:value="0.78" calcext:value-type="float">
            <text:p>0,78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0.77" calcext:value-type="float">
            <text:p>0,77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acro avg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477" calcext:value-type="float">
            <text:p>47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eighted avg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82" calcext:value-type="float">
            <text:p>0,82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81" calcext:value-type="float">
            <text:p>0,81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477" calcext:value-type="float">
            <text:p>477</text:p>
          </table:table-cell>
          <table:table-cell table:number-columns-repeated="1004"/>
        </table:table-row>
        <calcext:conditional-formats>
          <calcext:conditional-format calcext:target-range-address="Feuille1.G5:Feuille1.G5 Feuille1.Q5:Feuille1.Q5 Feuille1.L5:Feuille1.L5">
            <calcext:condition calcext:apply-style-name="Vertmax" calcext:value="=MAX([$Feuille1.$B$5];[$Feuille1.$G$5];[$Feuille1.$L$5];[$Feuille1.$Q$5])" calcext:base-cell-address="Feuille1.G5"/>
          </calcext:conditional-format>
          <calcext:conditional-format calcext:target-range-address="Feuille1.B20:Feuille1.B20 Feuille1.G20:Feuille1.G20 Feuille1.L20:Feuille1.L20 Feuille1.Q20:Feuille1.Q20">
            <calcext:condition calcext:apply-style-name="Vertmax" calcext:value="&gt;AVERAGE([$Feuille1.$B$20];[$Feuille1.$G$20];[$Feuille1.$L$20];[$Feuille1.$Q$20])" calcext:base-cell-address="Feuille1.B20"/>
          </calcext:conditional-format>
          <calcext:conditional-format calcext:target-range-address="Feuille1.B19:Feuille1.B19 Feuille1.G19:Feuille1.G19 Feuille1.L19:Feuille1.L19 Feuille1.Q19:Feuille1.Q19">
            <calcext:condition calcext:apply-style-name="Vertmax" calcext:value="=AVERAGE([$Feuille1.$B$19];[$Feuille1.$G$19];[$Feuille1.$L$19];[$Feuille1.$Q$19])" calcext:base-cell-address="Feuille1.B19"/>
          </calcext:conditional-format>
          <calcext:conditional-format calcext:target-range-address="Feuille1.B18:Feuille1.B18 Feuille1.G18:Feuille1.G18 Feuille1.L18:Feuille1.L18 Feuille1.Q18:Feuille1.Q18">
            <calcext:condition calcext:apply-style-name="Vertmax" calcext:value="&gt;AVERAGE([$Feuille1.$B$18];[$Feuille1.$G$18];[$Feuille1.$L$18];[$Feuille1.$Q$18])" calcext:base-cell-address="Feuille1.B18"/>
          </calcext:conditional-format>
          <calcext:conditional-format calcext:target-range-address="Feuille1.B17:Feuille1.B17 Feuille1.G17:Feuille1.G17 Feuille1.L17:Feuille1.L17 Feuille1.Q17:Feuille1.Q17">
            <calcext:condition calcext:apply-style-name="Vertmax" calcext:value="&gt;AVERAGE([$Feuille1.$B$17];[$Feuille1.$G$17];[$Feuille1.$L$17];[$Feuille1.$Q$17])" calcext:base-cell-address="Feuille1.B17"/>
          </calcext:conditional-format>
          <calcext:conditional-format calcext:target-range-address="Feuille1.B16:Feuille1.B16 Feuille1.G16:Feuille1.G16 Feuille1.L16:Feuille1.L16 Feuille1.Q16:Feuille1.Q16">
            <calcext:condition calcext:apply-style-name="Vertmax" calcext:value="&gt;AVERAGE([$Feuille1.$B$16];[$Feuille1.$G$16];[$Feuille1.$L$16];[$Feuille1.$Q$16])" calcext:base-cell-address="Feuille1.B16"/>
          </calcext:conditional-format>
          <calcext:conditional-format calcext:target-range-address="Feuille1.B15:Feuille1.B15 Feuille1.G15:Feuille1.G15 Feuille1.L15:Feuille1.L15 Feuille1.Q15:Feuille1.Q15">
            <calcext:condition calcext:apply-style-name="Vertmax" calcext:value="&gt;AVERAGE([$Feuille1.$B$15];[$Feuille1.$G$15];[$Feuille1.$L$15];[$Feuille1.$Q$15])" calcext:base-cell-address="Feuille1.B15"/>
          </calcext:conditional-format>
          <calcext:conditional-format calcext:target-range-address="Feuille1.B14:Feuille1.B14 Feuille1.G14:Feuille1.G14 Feuille1.L14:Feuille1.L14 Feuille1.Q14:Feuille1.Q14">
            <calcext:condition calcext:apply-style-name="Vertmax" calcext:value="&gt;AVERAGE([$Feuille1.$B$14];[$Feuille1.$G$14];[$Feuille1.$L$14];[$Feuille1.$Q$14])" calcext:base-cell-address="Feuille1.B14"/>
          </calcext:conditional-format>
          <calcext:conditional-format calcext:target-range-address="Feuille1.B13:Feuille1.B13 Feuille1.G13:Feuille1.G13 Feuille1.L13:Feuille1.L13 Feuille1.Q13:Feuille1.Q13">
            <calcext:condition calcext:apply-style-name="Vertmax" calcext:value="&gt;AVERAGE([$Feuille1.$B$13];[$Feuille1.$G$13];[$Feuille1.$L$13];[$Feuille1.$Q$13])" calcext:base-cell-address="Feuille1.B13"/>
          </calcext:conditional-format>
          <calcext:conditional-format calcext:target-range-address="Feuille1.B12:Feuille1.B12 Feuille1.G12:Feuille1.G12 Feuille1.L12:Feuille1.L12 Feuille1.Q12:Feuille1.Q12">
            <calcext:condition calcext:apply-style-name="Vertmax" calcext:value="&gt;AVERAGE([$Feuille1.$B$12];[$Feuille1.$G$12];[$Feuille1.$L$12];[$Feuille1.$Q$12])" calcext:base-cell-address="Feuille1.B12"/>
          </calcext:conditional-format>
          <calcext:conditional-format calcext:target-range-address="Feuille1.B11:Feuille1.B11 Feuille1.G11:Feuille1.G11 Feuille1.L11:Feuille1.L11 Feuille1.Q11:Feuille1.Q11">
            <calcext:condition calcext:apply-style-name="Vertmax" calcext:value="&gt;AVERAGE([$Feuille1.$B$11];[$Feuille1.$G$11];[$Feuille1.$L$11];[$Feuille1.$Q$11])" calcext:base-cell-address="Feuille1.B11"/>
          </calcext:conditional-format>
          <calcext:conditional-format calcext:target-range-address="Feuille1.B10:Feuille1.B10 Feuille1.G10:Feuille1.G10 Feuille1.L10:Feuille1.L10 Feuille1.Q10:Feuille1.Q10">
            <calcext:condition calcext:apply-style-name="Vertmax" calcext:value="&gt;AVERAGE([$Feuille1.$B$10];[$Feuille1.$G$10];[$Feuille1.$L$10];[$Feuille1.$Q$10])" calcext:base-cell-address="Feuille1.B10"/>
          </calcext:conditional-format>
          <calcext:conditional-format calcext:target-range-address="Feuille1.B9:Feuille1.B9 Feuille1.G9:Feuille1.G9 Feuille1.L9:Feuille1.L9 Feuille1.Q9:Feuille1.Q9">
            <calcext:condition calcext:apply-style-name="Vertmax" calcext:value="&gt;AVERAGE([$Feuille1.$B$9];[$Feuille1.$G$9];[$Feuille1.$L$9];[$Feuille1.$Q$9])" calcext:base-cell-address="Feuille1.B9"/>
          </calcext:conditional-format>
          <calcext:conditional-format calcext:target-range-address="Feuille1.B8:Feuille1.B8 Feuille1.G8:Feuille1.G8 Feuille1.L8:Feuille1.L8 Feuille1.Q8:Feuille1.Q8">
            <calcext:condition calcext:apply-style-name="Vertmax" calcext:value="&gt;AVERAGE([$Feuille1.$B$8];[$Feuille1.$G$8];[$Feuille1.$L$8];[$Feuille1.$Q$8])" calcext:base-cell-address="Feuille1.B8"/>
          </calcext:conditional-format>
          <calcext:conditional-format calcext:target-range-address="Feuille1.B7:Feuille1.B7 Feuille1.G7:Feuille1.G7 Feuille1.L7:Feuille1.L7 Feuille1.Q7:Feuille1.Q7">
            <calcext:condition calcext:apply-style-name="Vertmax" calcext:value="&gt;AVERAGE([$Feuille1.$B$7];[$Feuille1.$G$7];[$Feuille1.$L$7];[$Feuille1.$Q$7])" calcext:base-cell-address="Feuille1.B7"/>
          </calcext:conditional-format>
          <calcext:conditional-format calcext:target-range-address="Feuille1.B6:Feuille1.B6 Feuille1.G6:Feuille1.G6 Feuille1.L6:Feuille1.L6 Feuille1.Q6:Feuille1.Q6">
            <calcext:condition calcext:apply-style-name="Vertmax" calcext:value="&gt;AVERAGE([$Feuille1.$B$6];[$Feuille1.$G$6];[$Feuille1.$L$6];[$Feuille1.$Q$6])" calcext:base-cell-address="Feuille1.B6"/>
          </calcext:conditional-format>
          <calcext:conditional-format calcext:target-range-address="Feuille1.B5:Feuille1.B5 Feuille1.G5:Feuille1.G5 Feuille1.L5:Feuille1.L5 Feuille1.Q5:Feuille1.Q5">
            <calcext:condition calcext:apply-style-name="Vertmax" calcext:value="&gt;AVERAGE([$Feuille1.$B$5];[$Feuille1.$G$5];[$Feuille1.$L$5];[$Feuille1.$Q$5])" calcext:base-cell-address="Feuille1.B5"/>
          </calcext:conditional-format>
          <calcext:conditional-format calcext:target-range-address="Feuille1.B21:Feuille1.B21 Feuille1.G21:Feuille1.G21 Feuille1.L21:Feuille1.L21 Feuille1.Q21:Feuille1.Q21">
            <calcext:condition calcext:apply-style-name="Vertmax" calcext:value="&gt;AVERAGE([$Feuille1.$B$21];[$Feuille1.$G$21];[$Feuille1.$L$21];[$Feuille1.$Q$21])" calcext:base-cell-address="Feuille1.B21"/>
          </calcext:conditional-format>
          <calcext:conditional-format calcext:target-range-address="Feuille1.B22:Feuille1.B22 Feuille1.G22:Feuille1.G22 Feuille1.L22:Feuille1.L22 Feuille1.Q22:Feuille1.Q22">
            <calcext:condition calcext:apply-style-name="Vertmax" calcext:value="&gt;AVERAGE([$Feuille1.$B$22];[$Feuille1.$G$22];[$Feuille1.$L$22];[$Feuille1.$Q$22])" calcext:base-cell-address="Feuille1.B22"/>
          </calcext:conditional-format>
          <calcext:conditional-format calcext:target-range-address="Feuille1.B24:Feuille1.B24 Feuille1.G24:Feuille1.G24 Feuille1.L24:Feuille1.L24 Feuille1.Q24:Feuille1.Q24">
            <calcext:condition calcext:apply-style-name="Vertmax" calcext:value="&gt;=AVERAGE([$Feuille1.$B$24];[$Feuille1.$G$24];[$Feuille1.$L$24];[$Feuille1.$Q$24])" calcext:base-cell-address="Feuille1.B24"/>
          </calcext:conditional-format>
          <calcext:conditional-format calcext:target-range-address="Feuille1.B23:Feuille1.B23 Feuille1.G23:Feuille1.G23 Feuille1.L23:Feuille1.L23 Feuille1.Q23:Feuille1.Q23">
            <calcext:condition calcext:apply-style-name="Vertmax" calcext:value="&gt;AVERAGE([$Feuille1.$B$23];[$Feuille1.$G$23];[$Feuille1.$L$23];[$Feuille1.$Q$23])" calcext:base-cell-address="Feuille1.B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ertmax" style:family="table-cell" style:parent-style-name="Default">
      <style:table-cell-properties fo:background-color="#3faf46"/>
    </style:style>
  </office:styles>
  <office:automatic-styles>
    <style:page-layout style:name="Mpm1">
      <style:page-layout-properties fo:page-width="42cm" fo:page-height="29.7cm" style:num-format="1" style:print-orientation="landscape" fo:margin-top="0cm" fo:margin-bottom="2cm" fo:margin-left="2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0:08:30.366247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1:13:44.396056580</meta:creation-date>
    <dc:date>2021-03-13T20:06:07.114242973</dc:date>
    <meta:editing-duration>PT4H23M44S</meta:editing-duration>
    <meta:editing-cycles>6</meta:editing-cycles>
    <meta:generator>LibreOffice/7.0.4.2$Linux_X86_64 LibreOffice_project/00$Build-2</meta:generator>
    <meta:document-statistic meta:table-count="1" meta:cell-count="822" meta:object-count="0"/>
  </office:meta>
</office:document-meta>
</file>